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BD74323C66702B1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896cm" fo:min-width="2.318cm"/>
    </style:style>
    <style:style style:name="gr3" style:family="graphic" style:parent-style-name="objectwithoutfill">
      <style:graphic-properties svg:stroke-color="#00599d"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3.851cm" fo:min-width="4.001cm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6.932cm" svg:height="12.699cm" svg:x="2.068cm" svg:y="1.301cm">
          <draw:image xlink:href="Pictures/1000000000000280000001E0BD74323C66702B15.jpg" xlink:type="simple" xlink:show="embed" xlink:actuate="onLoad">
            <text:p/>
          </draw:image>
        </draw:frame>
        <draw:g>
          <draw:custom-shape draw:style-name="gr2" draw:text-style-name="P2" draw:layer="layout" svg:width="2.818cm" svg:height="4.146cm" svg:x="8.78cm" svg:y="17.2cm">
            <text:p/>
            <draw:enhanced-geometry svg:viewBox="0 0 21600 21600" draw:type="rectangle" draw:enhanced-path="M 0 0 L 21600 0 21600 21600 0 21600 0 0 Z N"/>
          </draw:custom-shape>
          <draw:g>
            <draw:g>
              <draw:g>
                <draw:polyline draw:style-name="gr3" draw:text-style-name="P3" draw:layer="layout" svg:width="0.287cm" svg:height="0.13cm" draw:transform="skewX (0.707381945833302) rotate (1.09379784222485) translate (9.18659679578842cm 17.5055555555556cm)" svg:viewBox="0 0 288 131" draw:points="0,0 194,63 288,131">
                  <text:p/>
                </draw:polyline>
                <draw:polyline draw:style-name="gr3" draw:text-style-name="P3" draw:layer="layout" svg:width="0.319cm" svg:height="0.182cm" draw:transform="skewX (0.423591409459024) rotate (1.37444678594553) translate (8.84804545454545cm 17.5807692307692cm)" svg:viewBox="0 0 320 183" draw:points="0,0 320,4 114,110 288,183">
                  <text:p/>
                </draw:polyline>
                <draw:path draw:style-name="gr3" draw:text-style-name="P3" draw:layer="layout" svg:width="0.372cm" svg:height="0.604cm" draw:transform="skewX (0.0240855436775218) rotate (0.992917811459574) translate (9.45258024688246cm 17.4054577116496cm)" svg:viewBox="0 0 373 605" svg:d="M0 15c459-90-254 256 146 236 442-23-104 193 168 287l59 67">
                  <text:p/>
                </draw:path>
                <draw:polyline draw:style-name="gr3" draw:text-style-name="P3" draw:layer="layout" svg:width="0.285cm" svg:height="0.13cm" draw:transform="skewX (0.699353431274128) rotate (1.09240157882325) translate (10.558892690445cm 17.4781025641026cm)" svg:viewBox="0 0 286 131" draw:points="0,0 193,63 286,131">
                  <text:p/>
                </draw:polyline>
                <draw:path draw:style-name="gr3" draw:text-style-name="P3" draw:layer="layout" svg:width="0.319cm" svg:height="0.182cm" draw:transform="skewX (0.42795473258901) rotate (1.37741384567392) translate (10.2203413492021cm 17.5533162393162cm)" svg:viewBox="0 0 320 183" svg:d="M0 0l320 5-206 105 175 73">
                  <text:p/>
                </draw:path>
                <draw:path draw:style-name="gr3" draw:text-style-name="P3" draw:layer="layout" svg:width="0.372cm" svg:height="0.604cm" draw:transform="skewX (0.0240855436775218) rotate (0.992917811459574) translate (10.8248761415391cm 17.3780047201966cm)" svg:viewBox="0 0 373 605" svg:d="M0 15c459-90-254 256 146 236 442-23-104 193 168 287l59 67">
                  <text:p/>
                </draw:path>
              </draw:g>
              <draw:g>
                <draw:polyline draw:style-name="gr3" draw:text-style-name="P3" draw:layer="layout" svg:width="0.285cm" svg:height="0.13cm" draw:transform="skewX (0.699353431274128) rotate (1.09222704589805) translate (9.18659679578842cm 17.8440170940171cm)" svg:viewBox="0 0 286 131" draw:points="0,0 193,63 286,131">
                  <text:p/>
                </draw:polyline>
                <draw:polyline draw:style-name="gr3" draw:text-style-name="P3" draw:layer="layout" svg:width="0.319cm" svg:height="0.182cm" draw:transform="skewX (0.425685804561417) rotate (1.37497038472113) translate (8.84804545454545cm 17.9192307692308cm)" svg:viewBox="0 0 320 183" draw:points="0,0 320,4 114,110 288,183">
                  <text:p/>
                </draw:polyline>
                <draw:path draw:style-name="gr3" draw:text-style-name="P3" draw:layer="layout" svg:width="0.375cm" svg:height="0.604cm" draw:transform="skewX (0.0298451302091029) rotate (0.992917811459574) translate (9.45262734177402cm 17.7438470342475cm)" svg:viewBox="0 0 376 605" svg:d="M0 15c458-90-253 256 147 236 442-23-102 193 170 287l59 67">
                  <text:p/>
                </draw:path>
                <draw:polyline draw:style-name="gr3" draw:text-style-name="P3" draw:layer="layout" svg:width="0.283cm" svg:height="0.13cm" draw:transform="skewX (0.690103186238558) rotate (1.09083078249646) translate (10.558892690445cm 17.8165641025641cm)" svg:viewBox="0 0 284 131" draw:points="0,0 192,63 284,131">
                  <text:p/>
                </draw:polyline>
                <draw:path draw:style-name="gr3" draw:text-style-name="P3" draw:layer="layout" svg:width="0.319cm" svg:height="0.182cm" draw:transform="skewX (0.427954732589009) rotate (1.37793744444952) translate (10.2203413492021cm 17.8917777777778cm)" svg:viewBox="0 0 320 183" svg:d="M0 0l320 5-206 106 174 72">
                  <text:p/>
                </draw:path>
                <draw:path draw:style-name="gr3" draw:text-style-name="P3" draw:layer="layout" svg:width="0.368cm" svg:height="0.604cm" draw:transform="skewX (0.018151424220741) rotate (0.993441410235172) translate (10.8248734350964cm 17.7165811376103cm)" svg:viewBox="0 0 369 605" svg:d="M0 15c459-90-256 256 144 236 442-23-105 193 166 287l59 67">
                  <text:p/>
                </draw:path>
              </draw:g>
              <draw:g>
                <draw:polyline draw:style-name="gr3" draw:text-style-name="P3" draw:layer="layout" svg:width="0.287cm" svg:height="0.131cm" draw:transform="skewX (0.707381945833302) rotate (1.09676490195324) translate (9.18871043215206cm 18.1824786324786cm)" svg:viewBox="0 0 288 132" draw:points="0,0 194,64 288,132">
                  <text:p/>
                </draw:polyline>
                <draw:polyline draw:style-name="gr3" draw:text-style-name="P3" draw:layer="layout" svg:width="0.318cm" svg:height="0.181cm" draw:transform="skewX (0.416610092451046) rotate (1.37182879206754) translate (8.85015909090909cm 18.2576923076923cm)" svg:viewBox="0 0 319 182" draw:points="0,0 319,3 113,110 287,182">
                  <text:p/>
                </draw:polyline>
                <draw:path draw:style-name="gr3" draw:text-style-name="P3" draw:layer="layout" svg:width="0.376cm" svg:height="0.604cm" draw:transform="skewX (0.029845130209103) rotate (0.991521548057979) translate (9.45462005817903cm 18.0821987411548cm)" svg:viewBox="0 0 377 605" svg:d="M0 15c458-90-253 257 148 235 441-23-103 194 169 288l60 67">
                  <text:p/>
                </draw:path>
                <draw:polyline draw:style-name="gr3" draw:text-style-name="P3" draw:layer="layout" svg:width="0.287cm" svg:height="0.131cm" draw:transform="skewX (0.707381945833302) rotate (1.09519410562644) translate (10.5610063268087cm 18.1550256410256cm)" svg:viewBox="0 0 288 132" draw:points="0,0 194,63 288,132">
                  <text:p/>
                </draw:polyline>
                <draw:path draw:style-name="gr3" draw:text-style-name="P3" draw:layer="layout" svg:width="0.319cm" svg:height="0.182cm" draw:transform="skewX (0.42795473258901) rotate (1.37497038472113) translate (10.2224549855657cm 18.2302393162393cm)" svg:viewBox="0 0 320 183" svg:d="M0 0l320 4-206 106 175 73">
                  <text:p/>
                </draw:path>
                <draw:path draw:style-name="gr3" draw:text-style-name="P3" draw:layer="layout" svg:width="0.368cm" svg:height="0.604cm" draw:transform="skewX (0.018151424220741) rotate (0.992917811459574) translate (10.8269412695273cm 18.0550021804362cm)" svg:viewBox="0 0 369 605" svg:d="M0 15c459-90-256 256 145 236 441-23-105 193 166 287l58 67">
                  <text:p/>
                </draw:path>
              </draw:g>
              <draw:g>
                <draw:polyline draw:style-name="gr3" draw:text-style-name="P3" draw:layer="layout" svg:width="0.285cm" svg:height="0.13cm" draw:transform="skewX (0.699353431274128) rotate (1.09222704589805) translate (9.18659679578842cm 18.5209401709402cm)" svg:viewBox="0 0 286 131" draw:points="0,0 193,63 286,131">
                  <text:p/>
                </draw:polyline>
                <draw:polyline draw:style-name="gr3" draw:text-style-name="P3" draw:layer="layout" svg:width="0.319cm" svg:height="0.182cm" draw:transform="skewX (0.425685804561417) rotate (1.37497038472113) translate (8.84804545454545cm 18.5961538461538cm)" svg:viewBox="0 0 320 183" draw:points="0,0 320,4 114,110 288,183">
                  <text:p/>
                </draw:polyline>
                <draw:path draw:style-name="gr3" draw:text-style-name="P3" draw:layer="layout" svg:width="0.375cm" svg:height="0.604cm" draw:transform="skewX (0.0298451302091029) rotate (0.992917811459574) translate (9.45262734177402cm 18.4207701111706cm)" svg:viewBox="0 0 376 605" svg:d="M0 15c458-90-253 256 147 236 442-23-102 193 170 287l59 67">
                  <text:p/>
                </draw:path>
                <draw:polyline draw:style-name="gr3" draw:text-style-name="P3" draw:layer="layout" svg:width="0.283cm" svg:height="0.13cm" draw:transform="skewX (0.690103186238558) rotate (1.09083078249646) translate (10.558892690445cm 18.4934871794872cm)" svg:viewBox="0 0 284 131" draw:points="0,0 192,63 284,131">
                  <text:p/>
                </draw:polyline>
                <draw:path draw:style-name="gr3" draw:text-style-name="P3" draw:layer="layout" svg:width="0.319cm" svg:height="0.182cm" draw:transform="skewX (0.427954732589009) rotate (1.37793744444952) translate (10.2203413492021cm 18.5687008547009cm)" svg:viewBox="0 0 320 183" svg:d="M0 0l320 5-206 106 174 72">
                  <text:p/>
                </draw:path>
                <draw:path draw:style-name="gr3" draw:text-style-name="P3" draw:layer="layout" svg:width="0.368cm" svg:height="0.604cm" draw:transform="skewX (0.0181514242207411) rotate (0.993441410235172) translate (10.8248734350964cm 18.3935042145334cm)" svg:viewBox="0 0 369 605" svg:d="M0 15c459-90-256 256 144 236 442-23-105 193 166 287l59 67">
                  <text:p/>
                </draw:path>
              </draw:g>
            </draw:g>
            <draw:g>
              <draw:g>
                <draw:polyline draw:style-name="gr3" draw:text-style-name="P3" draw:layer="layout" svg:width="0.287cm" svg:height="0.131cm" draw:transform="skewX (0.707381945833302) rotate (1.09676490195324) translate (9.18871043215206cm 18.8594017094017cm)" svg:viewBox="0 0 288 132" draw:points="0,0 194,64 288,132">
                  <text:p/>
                </draw:polyline>
                <draw:polyline draw:style-name="gr3" draw:text-style-name="P3" draw:layer="layout" svg:width="0.318cm" svg:height="0.181cm" draw:transform="skewX (0.416610092451046) rotate (1.37182879206754) translate (8.85015909090909cm 18.9346153846154cm)" svg:viewBox="0 0 319 182" draw:points="0,0 319,3 113,110 287,182">
                  <text:p/>
                </draw:polyline>
                <draw:path draw:style-name="gr3" draw:text-style-name="P3" draw:layer="layout" svg:width="0.376cm" svg:height="0.604cm" draw:transform="skewX (0.029845130209103) rotate (0.991521548057979) translate (9.45462005817903cm 18.7591218180779cm)" svg:viewBox="0 0 377 605" svg:d="M0 15c458-90-253 257 148 235 441-23-103 194 169 288l60 67">
                  <text:p/>
                </draw:path>
                <draw:polyline draw:style-name="gr3" draw:text-style-name="P3" draw:layer="layout" svg:width="0.287cm" svg:height="0.131cm" draw:transform="skewX (0.707381945833302) rotate (1.09519410562644) translate (10.5610063268087cm 18.8319487179487cm)" svg:viewBox="0 0 288 132" draw:points="0,0 194,63 288,132">
                  <text:p/>
                </draw:polyline>
                <draw:path draw:style-name="gr3" draw:text-style-name="P3" draw:layer="layout" svg:width="0.319cm" svg:height="0.182cm" draw:transform="skewX (0.42795473258901) rotate (1.37497038472113) translate (10.2224549855657cm 18.9071623931624cm)" svg:viewBox="0 0 320 183" svg:d="M0 0l320 4-206 106 175 73">
                  <text:p/>
                </draw:path>
                <draw:path draw:style-name="gr3" draw:text-style-name="P3" draw:layer="layout" svg:width="0.368cm" svg:height="0.604cm" draw:transform="skewX (0.0181514242207409) rotate (0.992917811459574) translate (10.8269412695273cm 18.7319252573593cm)" svg:viewBox="0 0 369 605" svg:d="M0 15c459-90-256 256 145 236 441-23-105 193 166 287l58 67">
                  <text:p/>
                </draw:path>
              </draw:g>
              <draw:g>
                <draw:polyline draw:style-name="gr3" draw:text-style-name="P3" draw:layer="layout" svg:width="0.287cm" svg:height="0.131cm" draw:transform="skewX (0.707381945833302) rotate (1.09519410562644) translate (9.18871043215206cm 19.1978632478632cm)" svg:viewBox="0 0 288 132" draw:points="0,0 194,63 288,132">
                  <text:p/>
                </draw:polyline>
                <draw:polyline draw:style-name="gr3" draw:text-style-name="P3" draw:layer="layout" svg:width="0.318cm" svg:height="0.181cm" draw:transform="skewX (0.416610092451046) rotate (1.37235239084314) translate (8.85015909090909cm 19.2730769230769cm)" svg:viewBox="0 0 319 182" draw:points="0,0 319,3 113,110 286,182">
                  <text:p/>
                </draw:polyline>
                <draw:path draw:style-name="gr3" draw:text-style-name="P3" draw:layer="layout" svg:width="0.375cm" svg:height="0.604cm" draw:transform="skewX (0.029845130209103) rotate (0.992045146833577) translate (9.45466540613549cm 19.097624610059cm)" svg:viewBox="0 0 376 605" svg:d="M0 15c458-90-253 256 148 235 441-23-103 194 169 288l59 67">
                  <text:p/>
                </draw:path>
                <draw:polyline draw:style-name="gr3" draw:text-style-name="P3" draw:layer="layout" svg:width="0.283cm" svg:height="0.13cm" draw:transform="skewX (0.690103186238558) rotate (1.09379784222485) translate (10.5610063268087cm 19.1704102564103cm)" svg:viewBox="0 0 284 131" draw:points="0,0 192,63 284,131">
                  <text:p/>
                </draw:polyline>
                <draw:path draw:style-name="gr3" draw:text-style-name="P3" draw:layer="layout" svg:width="0.319cm" svg:height="0.182cm" draw:transform="skewX (0.423067810683425) rotate (1.37531945057153) translate (10.2224549855657cm 19.2456239316239cm)" svg:viewBox="0 0 320 183" svg:d="M0 0l320 4-206 106 174 73">
                  <text:p/>
                </draw:path>
                <draw:path draw:style-name="gr3" draw:text-style-name="P3" draw:layer="layout" svg:width="0.368cm" svg:height="0.604cm" draw:transform="skewX (0.0181514242207411) rotate (0.993441410235172) translate (10.8269870714601cm 19.0704272914565cm)" svg:viewBox="0 0 369 605" svg:d="M0 15c459-90-256 256 144 236 442-23-105 193 166 287l59 67">
                  <text:p/>
                </draw:path>
              </draw:g>
              <draw:g>
                <draw:polyline draw:style-name="gr3" draw:text-style-name="P3" draw:layer="layout" svg:width="0.287cm" svg:height="0.131cm" draw:transform="skewX (0.707381945833302) rotate (1.09676490195324) translate (9.19082406851569cm 19.5363247863248cm)" svg:viewBox="0 0 288 132" draw:points="0,0 194,64 288,132">
                  <text:p/>
                </draw:polyline>
                <draw:polyline draw:style-name="gr3" draw:text-style-name="P3" draw:layer="layout" svg:width="0.319cm" svg:height="0.182cm" draw:transform="skewX (0.423591409459024) rotate (1.37444678594553) translate (8.85227272727273cm 19.6115384615385cm)" svg:viewBox="0 0 320 183" draw:points="0,0 320,4 114,110 288,183">
                  <text:p/>
                </draw:polyline>
                <draw:path draw:style-name="gr3" draw:text-style-name="P3" draw:layer="layout" svg:width="0.375cm" svg:height="0.604cm" draw:transform="skewX (0.030194196059502) rotate (0.992394212683976) translate (9.45681214114648cm 19.4361092127017cm)" svg:viewBox="0 0 376 605" svg:d="M0 15c458-90-253 256 148 235 441-22-103 194 169 288l59 67">
                  <text:p/>
                </draw:path>
                <draw:polyline draw:style-name="gr3" draw:text-style-name="P3" draw:layer="layout" svg:width="0.287cm" svg:height="0.131cm" draw:transform="skewX (0.707381945833302) rotate (1.09519410562644) translate (10.5631199631723cm 19.5088717948718cm)" svg:viewBox="0 0 288 132" draw:points="0,0 194,63 288,132">
                  <text:p/>
                </draw:polyline>
                <draw:path draw:style-name="gr3" draw:text-style-name="P3" draw:layer="layout" svg:width="0.318cm" svg:height="0.181cm" draw:transform="skewX (0.413992098573055) rotate (1.37235239084314) translate (10.2245686219293cm 19.5840854700855cm)" svg:viewBox="0 0 319 182" svg:d="M0 0l319 3-206 107 173 72">
                  <text:p/>
                </draw:path>
                <draw:path draw:style-name="gr3" draw:text-style-name="P3" draw:layer="layout" svg:width="0.369cm" svg:height="0.604cm" draw:transform="skewX (0.0181514242207411) rotate (0.992045146833577) translate (10.8289785585751cm 19.4087806636299cm)" svg:viewBox="0 0 370 605" svg:d="M0 15c459-90-256 256 145 235 441-23-105 194 166 288l59 67">
                  <text:p/>
                </draw:path>
              </draw:g>
              <draw:g>
                <draw:polyline draw:style-name="gr3" draw:text-style-name="P3" draw:layer="layout" svg:width="0.287cm" svg:height="0.131cm" draw:transform="skewX (0.707381945833302) rotate (1.09519410562644) translate (9.18871043215206cm 19.8747863247863cm)" svg:viewBox="0 0 288 132" draw:points="0,0 194,63 288,132">
                  <text:p/>
                </draw:polyline>
                <draw:polyline draw:style-name="gr3" draw:text-style-name="P3" draw:layer="layout" svg:width="0.318cm" svg:height="0.181cm" draw:transform="skewX (0.416610092451046) rotate (1.37235239084314) translate (8.85015909090909cm 19.95cm)" svg:viewBox="0 0 319 182" draw:points="0,0 319,3 113,110 286,182">
                  <text:p/>
                </draw:polyline>
                <draw:path draw:style-name="gr3" draw:text-style-name="P3" draw:layer="layout" svg:width="0.375cm" svg:height="0.604cm" draw:transform="skewX (0.029845130209103) rotate (0.992045146833577) translate (9.45466540613549cm 19.7745476869821cm)" svg:viewBox="0 0 376 605" svg:d="M0 15c458-90-253 256 148 235 441-23-103 194 169 288l59 67">
                  <text:p/>
                </draw:path>
                <draw:polyline draw:style-name="gr3" draw:text-style-name="P3" draw:layer="layout" svg:width="0.283cm" svg:height="0.13cm" draw:transform="skewX (0.690103186238558) rotate (1.09379784222485) translate (10.5610063268087cm 19.8473333333333cm)" svg:viewBox="0 0 284 131" draw:points="0,0 192,63 284,131">
                  <text:p/>
                </draw:polyline>
                <draw:path draw:style-name="gr3" draw:text-style-name="P3" draw:layer="layout" svg:width="0.319cm" svg:height="0.182cm" draw:transform="skewX (0.423067810683425) rotate (1.37531945057153) translate (10.2224549855657cm 19.922547008547cm)" svg:viewBox="0 0 320 183" svg:d="M0 0l320 4-206 106 174 73">
                  <text:p/>
                </draw:path>
                <draw:path draw:style-name="gr3" draw:text-style-name="P3" draw:layer="layout" svg:width="0.368cm" svg:height="0.604cm" draw:transform="skewX (0.018151424220741) rotate (0.993441410235172) translate (10.8269870714601cm 19.7473503683795cm)" svg:viewBox="0 0 369 605" svg:d="M0 15c459-90-256 256 144 236 442-23-105 193 166 287l59 67">
                  <text:p/>
                </draw:path>
              </draw:g>
            </draw:g>
            <draw:g>
              <draw:g>
                <draw:polyline draw:style-name="gr3" draw:text-style-name="P3" draw:layer="layout" svg:width="0.287cm" svg:height="0.131cm" draw:transform="skewX (0.707381945833302) rotate (1.09676490195324) translate (9.18448315942479cm 20.2132478632479cm)" svg:viewBox="0 0 288 132" draw:points="0,0 194,64 288,132">
                  <text:p/>
                </draw:polyline>
                <draw:polyline draw:style-name="gr3" draw:text-style-name="P3" draw:layer="layout" svg:width="0.319cm" svg:height="0.182cm" draw:transform="skewX (0.423591409459024) rotate (1.37444678594553) translate (8.84593181818182cm 20.2884615384615cm)" svg:viewBox="0 0 320 183" draw:points="0,0 320,4 114,110 288,183">
                  <text:p/>
                </draw:polyline>
                <draw:path draw:style-name="gr3" draw:text-style-name="P3" draw:layer="layout" svg:width="0.376cm" svg:height="0.604cm" draw:transform="skewX (0.0298451302091029) rotate (0.991521548057979) translate (9.45039278545176cm 20.1129679719241cm)" svg:viewBox="0 0 377 605" svg:d="M0 15c458-90-253 257 148 235 441-23-103 194 169 288l60 67">
                  <text:p/>
                </draw:path>
                <draw:polyline draw:style-name="gr3" draw:text-style-name="P3" draw:layer="layout" svg:width="0.285cm" svg:height="0.13cm" draw:transform="skewX (0.700924227600923) rotate (1.09379784222485) translate (10.5567790540814cm 20.1857948717949cm)" svg:viewBox="0 0 286 131" draw:points="0,0 193,63 286,131">
                  <text:p/>
                </draw:polyline>
                <draw:path draw:style-name="gr3" draw:text-style-name="P3" draw:layer="layout" svg:width="0.319cm" svg:height="0.182cm" draw:transform="skewX (0.420973415581032) rotate (1.37497038472113) translate (10.2182277128384cm 20.2610085470085cm)" svg:viewBox="0 0 320 183" svg:d="M0 0l320 4-207 106 174 73">
                  <text:p/>
                </draw:path>
                <draw:path draw:style-name="gr3" draw:text-style-name="P3" draw:layer="layout" svg:width="0.372cm" svg:height="0.604cm" draw:transform="skewX (0.0242600766027212) rotate (0.992917811459574) translate (10.8227639320856cm 20.085694839848cm)" svg:viewBox="0 0 373 605" svg:d="M0 15c459-90-254 256 146 236 442-23-104 193 168 287l59 67">
                  <text:p/>
                </draw:path>
              </draw:g>
              <draw:g>
                <draw:polyline draw:style-name="gr3" draw:text-style-name="P3" draw:layer="layout" svg:width="0.287cm" svg:height="0.131cm" draw:transform="skewX (0.707381945833302) rotate (1.09676490195324) translate (9.18448315942479cm 20.5517094017094cm)" svg:viewBox="0 0 288 132" draw:points="0,0 194,64 288,132">
                  <text:p/>
                </draw:polyline>
                <draw:polyline draw:style-name="gr3" draw:text-style-name="P3" draw:layer="layout" svg:width="0.319cm" svg:height="0.182cm" draw:transform="skewX (0.425685804561417) rotate (1.37497038472113) translate (8.84593181818182cm 20.6269230769231cm)" svg:viewBox="0 0 320 183" draw:points="0,0 320,4 114,110 288,183">
                  <text:p/>
                </draw:polyline>
                <draw:path draw:style-name="gr3" draw:text-style-name="P3" draw:layer="layout" svg:width="0.375cm" svg:height="0.604cm" draw:transform="skewX (0.029845130209103) rotate (0.992045146833577) translate (9.45043813340822cm 20.4514707639051cm)" svg:viewBox="0 0 376 605" svg:d="M0 15c458-90-253 256 148 235 441-23-103 194 169 288l59 67">
                  <text:p/>
                </draw:path>
                <draw:polyline draw:style-name="gr3" draw:text-style-name="P3" draw:layer="layout" svg:width="0.283cm" svg:height="0.13cm" draw:transform="skewX (0.690103186238558) rotate (1.09379784222485) translate (10.5567790540814cm 20.5242564102564cm)" svg:viewBox="0 0 284 131" draw:points="0,0 192,63 284,131">
                  <text:p/>
                </draw:polyline>
                <draw:path draw:style-name="gr3" draw:text-style-name="P3" draw:layer="layout" svg:width="0.319cm" svg:height="0.182cm" draw:transform="skewX (0.425685804561417) rotate (1.37497038472113) translate (10.2182277128384cm 20.5994700854701cm)" svg:viewBox="0 0 320 183" svg:d="M0 0l320 4-206 106 174 73">
                  <text:p/>
                </draw:path>
                <draw:path draw:style-name="gr3" draw:text-style-name="P3" draw:layer="layout" svg:width="0.371cm" svg:height="0.604cm" draw:transform="skewX (0.0242600766027212) rotate (0.993441410235172) translate (10.8228094916939cm 20.424197158259cm)" svg:viewBox="0 0 372 605" svg:d="M0 15c459-90-255 256 146 236 442-23-104 193 168 287l58 67">
                  <text:p/>
                </draw:path>
              </draw:g>
              <draw:g>
                <draw:polyline draw:style-name="gr3" draw:text-style-name="P3" draw:layer="layout" svg:width="0.287cm" svg:height="0.13cm" draw:transform="skewX (0.708603676309698) rotate (1.09222704589805) translate (9.18659679578843cm 20.8901709401709cm)" svg:viewBox="0 0 288 131" draw:points="0,0 194,63 288,131">
                  <text:p/>
                </draw:polyline>
                <draw:polyline draw:style-name="gr3" draw:text-style-name="P3" draw:layer="layout" svg:width="0.319cm" svg:height="0.182cm" draw:transform="skewX (0.425685804561417) rotate (1.37497038472113) translate (8.84804545454545cm 20.9653846153846cm)" svg:viewBox="0 0 320 183" draw:points="0,0 320,4 114,110 288,183">
                  <text:p/>
                </draw:polyline>
                <draw:path draw:style-name="gr3" draw:text-style-name="P3" draw:layer="layout" svg:width="0.375cm" svg:height="0.604cm" draw:transform="skewX (0.029845130209103) rotate (0.992394212683976) translate (9.45258199981301cm 20.7899597602729cm)" svg:viewBox="0 0 376 605" svg:d="M0 15c458-90-253 256 147 235 442-22-102 194 170 288l59 67">
                  <text:p/>
                </draw:path>
                <draw:polyline draw:style-name="gr3" draw:text-style-name="P3" draw:layer="layout" svg:width="0.285cm" svg:height="0.13cm" draw:transform="skewX (0.700924227600923) rotate (1.09083078249646) translate (10.558892690445cm 20.862717948718cm)" svg:viewBox="0 0 286 131" draw:points="0,0 193,63 286,131">
                  <text:p/>
                </draw:polyline>
                <draw:path draw:style-name="gr3" draw:text-style-name="P3" draw:layer="layout" svg:width="0.319cm" svg:height="0.182cm" draw:transform="skewX (0.42795473258901) rotate (1.37741384567392) translate (10.2203413492021cm 20.9379316239316cm)" svg:viewBox="0 0 320 183" svg:d="M0 0l320 5-206 105 175 73">
                  <text:p/>
                </draw:path>
                <draw:path draw:style-name="gr3" draw:text-style-name="P3" draw:layer="layout" svg:width="0.368cm" svg:height="0.604cm" draw:transform="skewX (0.0181514242207409) rotate (0.992917811459574) translate (10.8248276331636cm 20.7626944881285cm)" svg:viewBox="0 0 369 605" svg:d="M0 15c459-90-256 256 145 236 441-23-105 193 166 287l58 67">
                  <text:p/>
                </draw:path>
              </draw:g>
              <draw:g>
                <draw:polyline draw:style-name="gr3" draw:text-style-name="P3" draw:layer="layout" svg:width="0.287cm" svg:height="0.131cm" draw:transform="skewX (0.707381945833302) rotate (1.09676490195324) translate (9.18448315942479cm 21.2286324786325cm)" svg:viewBox="0 0 288 132" draw:points="0,0 194,64 288,132">
                  <text:p/>
                </draw:polyline>
                <draw:polyline draw:style-name="gr3" draw:text-style-name="P3" draw:layer="layout" svg:width="0.319cm" svg:height="0.182cm" draw:transform="skewX (0.423591409459024) rotate (1.37444678594553) translate (8.84593181818182cm 21.3038461538462cm)" svg:viewBox="0 0 320 183" draw:points="0,0 320,4 114,110 288,183">
                  <text:p/>
                </draw:polyline>
                <draw:path draw:style-name="gr3" draw:text-style-name="P3" draw:layer="layout" svg:width="0.375cm" svg:height="0.604cm" draw:transform="skewX (0.029845130209103) rotate (0.992045146833577) translate (9.45043813340822cm 21.1283938408282cm)" svg:viewBox="0 0 376 605" svg:d="M0 15c458-90-253 256 148 235 441-23-103 194 169 288l59 67">
                  <text:p/>
                </draw:path>
                <draw:polyline draw:style-name="gr3" draw:text-style-name="P3" draw:layer="layout" svg:width="0.287cm" svg:height="0.131cm" draw:transform="skewX (0.707381945833302) rotate (1.09519410562644) translate (10.5567790540814cm 21.2011794871795cm)" svg:viewBox="0 0 288 132" draw:points="0,0 194,63 288,132">
                  <text:p/>
                </draw:polyline>
                <draw:path draw:style-name="gr3" draw:text-style-name="P3" draw:layer="layout" svg:width="0.319cm" svg:height="0.182cm" draw:transform="skewX (0.425685804561417) rotate (1.37497038472113) translate (10.2182277128384cm 21.2763931623932cm)" svg:viewBox="0 0 320 183" svg:d="M0 0l320 4-206 106 174 73">
                  <text:p/>
                </draw:path>
                <draw:path draw:style-name="gr3" draw:text-style-name="P3" draw:layer="layout" svg:width="0.371cm" svg:height="0.604cm" draw:transform="skewX (0.0242600766027212) rotate (0.993441410235172) translate (10.8228094916939cm 21.1011202351821cm)" svg:viewBox="0 0 372 605" svg:d="M0 15c459-90-255 256 146 236 442-23-104 193 168 287l58 67">
                  <text:p/>
                </draw:path>
              </draw:g>
            </draw:g>
          </draw:g>
          <draw:polyline draw:style-name="gr3" draw:text-style-name="P3" draw:layer="layout" svg:width="3.082cm" svg:height="4.818cm" draw:transform="skewX (0.182037840983009) rotate (-2.26508830323824) translate (11.9174624220096cm 20.9648530469756cm)" svg:viewBox="0 0 3083 4819" draw:points="0,4819 440,4819 3083,2220 826,0 496,0">
            <text:p/>
          </draw:polyline>
          <draw:line draw:style-name="gr3" draw:text-style-name="P3" draw:layer="layout" svg:x1="8.782cm" svg:y1="21.346cm" svg:x2="8.5cm" svg:y2="21.6cm">
            <text:p/>
          </draw:line>
          <draw:line draw:style-name="gr3" draw:text-style-name="P3" draw:layer="layout" svg:x1="8.711cm" svg:y1="21.431cm" svg:x2="11.529cm" svg:y2="21.431cm">
            <text:p/>
          </draw:line>
          <draw:line draw:style-name="gr3" draw:text-style-name="P3" draw:layer="layout" svg:x1="8.641cm" svg:y1="21.515cm" svg:x2="11.459cm" svg:y2="21.515cm">
            <text:p/>
          </draw:line>
        </draw:g>
        <draw:custom-shape draw:style-name="gr4" draw:text-style-name="P1" draw:layer="layout" svg:width="4.5cm" svg:height="4.1cm" svg:x="5.6cm" svg:y="16.8cm">
          <text:p/>
          <draw:enhanced-geometry svg:viewBox="0 0 21600 21600" draw:text-areas="0 0 21600 21600" draw:type="circular-arrow" draw:modifiers="-113.252318981709 -31.9535945284428 5719.00249055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gon draw:style-name="gr5" draw:text-style-name="P1" draw:layer="layout" svg:width="3.199cm" svg:height="2.299cm" svg:x="0.3cm" svg:y="17.3cm" svg:viewBox="0 0 3200 2300" draw:points="0,617 730,617 1796,1459 3200,0 1909,23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0T21:26:25.985749561</meta:creation-date>
    <dc:date>2020-05-30T21:37:46.070450452</dc:date>
    <meta:editing-duration>PT47S</meta:editing-duration>
    <meta:editing-cycles>1</meta:editing-cycles>
    <meta:generator>LibreOffice/6.0.7.3$Linux_X86_64 LibreOffice_project/00m0$Build-3</meta:generator>
    <meta:document-statistic meta:object-count="97"/>
  </office:meta>
</office:document-meta>
</file>